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ff494" draw:textarea-vertical-align="middle"/>
    </style:style>
    <style:style style:name="gr11" style:family="graphic" style:parent-style-name="standard">
      <style:graphic-properties draw:fill="solid" draw:fill-color="#cdcdfb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gr13" style:family="graphic" style:parent-style-name="standard">
      <style:graphic-properties draw:fill="solid" draw:fill-color="#eff494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812cm" svg:y="8.351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812cm" svg:y2="9.145cm" draw:start-shape="id5" draw:start-glue-point="1" draw:end-shape="id6" draw:end-glue-point="3" svg:d="M20320 7144l3492 2001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812cm" svg:y1="9.145cm" svg:x2="20.32cm" svg:y2="10.319cm" draw:start-shape="id6" draw:start-glue-point="3" draw:end-shape="id8" draw:end-glue-point="1" svg:d="M23812 9145l-3492 1174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3" draw:id="id23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4" draw:id="id24" draw:layer="layout" svg:width="3.81cm" svg:height="1.588cm" svg:x="1.27cm" svg:y="5.08cm">
          <text:p text:style-name="P1">ClaimFile</text:p>
        </draw:rect>
        <draw:rect draw:style-name="gr5" draw:text-style-name="P1" xml:id="id22" draw:id="id22" draw:layer="layout" svg:width="2.857cm" svg:height="1.588cm" svg:x="20.637cm" svg:y="6.032cm">
          <text:p text:style-name="P1">New</text:p>
        </draw:rect>
        <draw:connector draw:style-name="gr3" draw:text-style-name="P1" draw:layer="layout" draw:type="line" svg:x1="10.476cm" svg:y1="6.349cm" svg:x2="12.7cm" svg:y2="5.873cm" draw:start-shape="id19" draw:end-shape="id20" draw:end-glue-point="3" svg:d="M10476 6349l2224-476">
          <text:p/>
        </draw:connector>
        <draw:connector draw:style-name="gr7" draw:text-style-name="P1" draw:layer="layout" svg:x1="24.606cm" svg:y1="2.54cm" svg:x2="23.494cm" svg:y2="6.826cm" draw:start-shape="id21" draw:start-glue-point="2" draw:end-shape="id22" draw:end-glue-point="1" svg:d="M24606 2540v4286h-1112">
          <text:p/>
        </draw:connector>
        <draw:connector draw:style-name="gr3" draw:text-style-name="P1" draw:layer="layout" draw:type="line" svg:x1="2.698cm" svg:y1="2.858cm" svg:x2="3.175cm" svg:y2="5.08cm" draw:start-shape="id23" draw:start-glue-point="2" draw:end-shape="id24" draw:end-glue-point="0" svg:d="M2698 2858l477 2222">
          <text:p/>
        </draw:connector>
        <draw:connector draw:style-name="gr3" draw:text-style-name="P1" draw:layer="layout" draw:type="line" svg:x1="5.08cm" svg:y1="5.874cm" svg:x2="7.302cm" svg:y2="6.349cm" draw:start-shape="id24" draw:start-glue-point="1" draw:end-shape="id19" svg:d="M5080 5874l2222 475">
          <text:p/>
        </draw:connector>
        <draw:rect draw:style-name="gr1" draw:text-style-name="P1" xml:id="id26" draw:id="id26" draw:layer="layout" svg:width="3.174cm" svg:height="1.905cm" svg:x="7.938cm" svg:y="9.842cm">
          <text:p text:style-name="P1">Script</text:p>
        </draw:rect>
        <draw:rect draw:style-name="gr1" draw:text-style-name="P1" xml:id="id20" draw:id="id20" draw:layer="layout" svg:width="3.81cm" svg:height="1.588cm" svg:x="12.7cm" svg:y="5.079cm">
          <text:p text:style-name="P1">ClaimFile</text:p>
        </draw:rect>
        <draw:connector draw:style-name="gr3" draw:text-style-name="P1" draw:layer="layout" draw:type="line" svg:x1="16.51cm" svg:y1="5.873cm" svg:x2="20.637cm" svg:y2="6.826cm" draw:start-shape="id20" draw:start-glue-point="1" draw:end-shape="id22" draw:end-glue-point="3" svg:d="M16510 5873l4127 953">
          <text:p/>
        </draw:connector>
        <draw:rect draw:style-name="gr1" draw:text-style-name="P1" xml:id="id25" draw:id="id25" draw:layer="layout" svg:width="3.81cm" svg:height="1.588cm" svg:x="13.017cm" svg:y="8.889cm">
          <text:p text:style-name="P1">ClaimFile</text:p>
        </draw:rect>
        <draw:connector draw:style-name="gr3" draw:text-style-name="P1" draw:layer="layout" draw:type="line" svg:x1="20.637cm" svg:y1="6.826cm" svg:x2="16.827cm" svg:y2="9.683cm" draw:start-shape="id22" draw:start-glue-point="3" draw:end-shape="id25" svg:d="M20637 6826l-3810 2857">
          <text:p/>
        </draw:connector>
        <draw:connector draw:style-name="gr3" draw:text-style-name="P1" draw:layer="layout" draw:type="line" svg:x1="13.017cm" svg:y1="9.683cm" svg:x2="11.112cm" svg:y2="10.794cm" draw:start-shape="id25" draw:start-glue-point="3" draw:end-shape="id26" draw:end-glue-point="1" svg:d="M13017 9683l-1905 1111">
          <text:p/>
        </draw:connector>
        <draw:rect draw:style-name="gr5" draw:text-style-name="P1" xml:id="id28" draw:id="id28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5" draw:id="id35" draw:layer="layout" svg:width="3.175cm" svg:height="1.588cm" svg:x="4.445cm" svg:y="18.732cm">
          <text:p text:style-name="P1">NysDoh</text:p>
        </draw:rect>
        <draw:rect draw:style-name="gr1" draw:text-style-name="P1" xml:id="id27" draw:id="id27" draw:layer="layout" svg:width="3.81cm" svg:height="1.588cm" svg:x="6.667cm" svg:y="14.287cm">
          <text:p text:style-name="P1">ClaimFile</text:p>
        </draw:rect>
        <draw:rect draw:style-name="gr1" draw:text-style-name="P1" xml:id="id29" draw:id="id29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9.525cm" svg:y1="11.747cm" svg:x2="8.572cm" svg:y2="14.287cm" draw:start-shape="id26" draw:start-glue-point="2" draw:end-shape="id27" draw:end-glue-point="0" svg:d="M9525 11747l-953 2540">
          <text:p/>
        </draw:connector>
        <draw:connector draw:style-name="gr3" draw:text-style-name="P1" draw:layer="layout" draw:type="line" svg:x1="6.667cm" svg:y1="15.081cm" svg:x2="3.81cm" svg:y2="14.922cm" draw:start-shape="id27" draw:start-glue-point="3" draw:end-shape="id28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7" draw:start-glue-point="1" draw:end-shape="id29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29" draw:start-glue-point="1" draw:end-shape="id30" svg:d="M16191 14922l2224-476">
          <text:p/>
        </draw:connector>
        <draw:rect draw:style-name="gr1" draw:text-style-name="P1" xml:id="id30" draw:id="id30" draw:layer="layout" svg:width="2.857cm" svg:height="1.588cm" svg:x="18.415cm" svg:y="13.652cm">
          <text:p text:style-name="P1">270</text:p>
        </draw:rect>
        <draw:rect draw:style-name="gr5" draw:text-style-name="P1" xml:id="id31" draw:id="id31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0" draw:start-glue-point="1" draw:end-shape="id31" svg:d="M21272 14446l2223-477">
          <text:p/>
        </draw:connector>
        <draw:rect draw:style-name="gr1" draw:text-style-name="P1" xml:id="id33" draw:id="id33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2" draw:id="id32" draw:layer="layout" svg:width="2.857cm" svg:height="1.588cm" svg:x="23.812cm" svg:y="17.462cm">
          <text:p text:style-name="P1">270</text:p>
        </draw:rect>
        <draw:rect draw:style-name="gr1" draw:text-style-name="P1" xml:id="id34" draw:id="id34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1" draw:start-glue-point="2" draw:end-shape="id32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2" draw:start-glue-point="3" draw:end-shape="id33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3" draw:start-glue-point="3" draw:end-shape="id34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4" draw:start-glue-point="3" draw:end-shape="id35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1" svg:d="M24606 2540v5239h476v5238">
          <text:p/>
        </draw:connector>
        <draw:rect draw:style-name="gr5" draw:text-style-name="P1" xml:id="id36" draw:id="id36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6" draw:start-glue-point="2" draw:end-shape="id28" draw:end-glue-point="0" svg:d="M3174 11747v1112h-952v1111">
          <text:p/>
        </draw:connector>
        <draw:rect draw:style-name="gr1" draw:text-style-name="P1" draw:layer="layout" svg:width="3.174cm" svg:height="1.905cm" svg:x="17.463cm" svg:y="18.098cm">
          <text:p text:style-name="P1">Manual</text:p>
          <text:p text:style-name="P1">Process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5" draw:text-style-name="P1" xml:id="id37" draw:id="id37" draw:layer="layout" svg:width="4.762cm" svg:height="1.588cm" svg:x="22.225cm" svg:y="0.952cm">
          <text:p text:style-name="P1">14.97/3rdParty</text:p>
        </draw:rect>
        <draw:rect draw:style-name="gr5" draw:text-style-name="P1" xml:id="id38" draw:id="id38" draw:layer="layout" svg:width="2.857cm" svg:height="1.271cm" svg:x="20.32cm" svg:y="3.809cm">
          <text:p text:style-name="P1">New</text:p>
        </draw:rect>
        <draw:rect draw:style-name="gr5" draw:text-style-name="P1" xml:id="id39" draw:id="id39" draw:layer="layout" svg:width="2.857cm" svg:height="1.271cm" svg:x="20.32cm" svg:y="11.111cm">
          <text:p text:style-name="P1">ToSend</text:p>
        </draw:rect>
        <draw:connector draw:style-name="gr7" draw:text-style-name="P1" draw:layer="layout" svg:x1="24.606cm" svg:y1="2.54cm" svg:x2="23.177cm" svg:y2="4.444cm" draw:start-shape="id37" draw:start-glue-point="2" draw:end-shape="id38" draw:end-glue-point="1" svg:d="M24606 2540v1904h-1429">
          <text:p/>
        </draw:connector>
        <draw:connector draw:style-name="gr7" draw:text-style-name="P1" draw:layer="layout" svg:x1="24.606cm" svg:y1="2.54cm" svg:x2="23.177cm" svg:y2="11.746cm" draw:start-shape="id37" draw:start-glue-point="2" draw:end-shape="id39" draw:end-glue-point="1" svg:d="M24606 2540v9206h-1429">
          <text:p/>
        </draw:connector>
        <draw:rect draw:style-name="gr1" draw:text-style-name="P1" xml:id="id47" draw:id="id47" draw:layer="layout" svg:width="3.174cm" svg:height="1.905cm" svg:x="3.492cm" svg:y="13.335cm">
          <text:p text:style-name="P1">Script</text:p>
        </draw:rect>
        <draw:rect draw:style-name="gr1" draw:text-style-name="P1" xml:id="id50" draw:id="id50" draw:layer="layout" svg:width="5.397cm" svg:height="1.588cm" svg:x="9.208cm" svg:y="15.874cm">
          <text:p text:style-name="P1">3rdPartyClaims</text:p>
        </draw:rect>
        <draw:rect draw:style-name="gr5" draw:text-style-name="P1" xml:id="id44" draw:id="id44" draw:layer="layout" svg:width="3.175cm" svg:height="1.905cm" svg:x="1.587cm" svg:y="3.81cm">
          <text:p text:style-name="P1">Claim</text:p>
          <text:p text:style-name="P1">Queue</text:p>
        </draw:rect>
        <draw:rect draw:style-name="gr1" draw:text-style-name="P1" xml:id="id40" draw:id="id40" draw:layer="layout" svg:width="3.175cm" svg:height="1.588cm" svg:x="11.43cm" svg:y="0.317cm">
          <text:p text:style-name="P1">NysDoh</text:p>
        </draw:rect>
        <draw:rect draw:style-name="gr1" draw:text-style-name="P1" xml:id="id46" draw:id="id46" draw:layer="layout" svg:width="3.81cm" svg:height="1.588cm" svg:x="1.587cm" svg:y="8.254cm">
          <text:p text:style-name="P1">ClaimFile</text:p>
        </draw:rect>
        <draw:rect draw:style-name="gr5" draw:text-style-name="P1" xml:id="id42" draw:id="id42" draw:layer="layout" svg:width="3.175cm" svg:height="1.905cm" svg:x="20.002cm" svg:y="5.715cm">
          <text:p text:style-name="P1">270</text:p>
          <text:p text:style-name="P1">Queue</text:p>
        </draw:rect>
        <draw:rect draw:style-name="gr1" draw:text-style-name="P1" xml:id="id41" draw:id="id41" draw:layer="layout" svg:width="2.857cm" svg:height="1.588cm" svg:x="14.605cm" svg:y="2.857cm">
          <text:p text:style-name="P1">271</text:p>
        </draw:rect>
        <draw:connector draw:style-name="gr3" draw:text-style-name="P1" draw:layer="layout" draw:type="line" svg:x1="13.017cm" svg:y1="1.905cm" svg:x2="16.033cm" svg:y2="2.857cm" draw:start-shape="id40" draw:start-glue-point="2" draw:end-shape="id41" draw:end-glue-point="0" svg:d="M13017 1905l3016 952">
          <text:p/>
        </draw:connector>
        <draw:connector draw:style-name="gr7" draw:text-style-name="P1" draw:layer="layout" svg:x1="24.606cm" svg:y1="2.54cm" svg:x2="23.177cm" svg:y2="6.667cm" draw:start-shape="id37" draw:start-glue-point="2" draw:end-shape="id42" draw:end-glue-point="1" svg:d="M24606 2540v4127h-1429">
          <text:p/>
        </draw:connector>
        <draw:rect draw:style-name="gr5" draw:text-style-name="P1" xml:id="id43" draw:id="id43" draw:layer="layout" svg:width="4.445cm" svg:height="1.905cm" svg:x="0.952cm" svg:y="0.317cm">
          <text:p text:style-name="P1">14.97/3rdParty</text:p>
        </draw:rect>
        <draw:connector draw:style-name="gr7" draw:text-style-name="P1" draw:layer="layout" svg:x1="3.174cm" svg:y1="2.222cm" svg:x2="3.174cm" svg:y2="3.81cm" draw:start-shape="id43" draw:start-glue-point="2" draw:end-shape="id44" draw:end-glue-point="0" svg:d="M3174 2222v1588">
          <text:p/>
        </draw:connector>
        <draw:rect draw:style-name="gr1" draw:text-style-name="P1" xml:id="id49" draw:id="id49" draw:layer="layout" svg:width="5.397cm" svg:height="1.588cm" svg:x="9.207cm" svg:y="12.382cm">
          <text:p text:style-name="P1">medClaims</text:p>
        </draw:rect>
        <draw:rect draw:style-name="gr5" draw:text-style-name="P1" xml:id="id45" draw:id="id45" draw:layer="layout" svg:width="2.857cm" svg:height="1.271cm" svg:x="20.32cm" svg:y="14.922cm">
          <text:p text:style-name="P1">ToPaul</text:p>
        </draw:rect>
        <draw:connector draw:style-name="gr8" draw:text-style-name="P1" draw:layer="layout" svg:x1="24.606cm" svg:y1="2.54cm" svg:x2="23.177cm" svg:y2="15.557cm" draw:start-shape="id37" draw:start-glue-point="2" draw:end-shape="id45" draw:end-glue-point="1" svg:d="M24606 2540v13017h-1429">
          <text:p/>
        </draw:connector>
        <draw:connector draw:style-name="gr9" draw:text-style-name="P1" draw:layer="layout" draw:type="line" svg:x1="3.174cm" svg:y1="5.715cm" svg:x2="3.492cm" svg:y2="8.254cm" draw:start-shape="id44" draw:start-glue-point="2" draw:end-shape="id46" draw:end-glue-point="0" svg:d="M3174 5715l318 2539">
          <text:p/>
        </draw:connector>
        <draw:connector draw:style-name="gr9" draw:text-style-name="P1" draw:layer="layout" draw:type="line" svg:x1="3.492cm" svg:y1="9.842cm" svg:x2="5.079cm" svg:y2="13.335cm" draw:start-shape="id46" draw:start-glue-point="2" draw:end-shape="id47" draw:end-glue-point="0" svg:d="M3492 9842l1587 3493">
          <text:p/>
        </draw:connector>
        <draw:connector draw:style-name="gr9" draw:text-style-name="P1" draw:layer="layout" draw:type="line" svg:x1="16.033cm" svg:y1="4.445cm" svg:x2="14.605cm" svg:y2="5.715cm" draw:start-shape="id41" draw:start-glue-point="2" draw:end-shape="id48" draw:end-glue-point="0" svg:d="M16033 4445l-1428 1270">
          <text:p/>
        </draw:connector>
        <draw:connector draw:style-name="gr9" draw:text-style-name="P1" draw:layer="layout" draw:type="line" svg:x1="6.666cm" svg:y1="14.287cm" svg:x2="9.207cm" svg:y2="13.176cm" draw:start-shape="id47" draw:start-glue-point="1" draw:end-shape="id49" draw:end-glue-point="3" svg:d="M6666 14287l2541-1111">
          <text:p/>
        </draw:connector>
        <draw:connector draw:style-name="gr9" draw:text-style-name="P1" draw:layer="layout" draw:type="line" svg:x1="6.666cm" svg:y1="14.287cm" svg:x2="9.208cm" svg:y2="16.668cm" draw:start-shape="id47" draw:start-glue-point="1" draw:end-shape="id50" svg:d="M6666 14287l2542 2381">
          <text:p/>
        </draw:connector>
        <draw:connector draw:style-name="gr9" draw:text-style-name="P1" draw:layer="layout" draw:type="line" svg:x1="14.604cm" svg:y1="13.176cm" svg:x2="20.32cm" svg:y2="11.746cm" draw:start-shape="id49" draw:start-glue-point="1" draw:end-shape="id39" draw:end-glue-point="3" svg:d="M14604 13176l5716-1430">
          <text:p/>
        </draw:connector>
        <draw:connector draw:style-name="gr9" draw:text-style-name="P1" draw:layer="layout" draw:type="line" svg:x1="14.605cm" svg:y1="16.668cm" svg:x2="20.32cm" svg:y2="15.557cm" draw:start-shape="id50" draw:start-glue-point="1" draw:end-shape="id45" draw:end-glue-point="3" svg:d="M14605 16668l5715-1111">
          <text:p/>
        </draw:connector>
        <draw:rect draw:style-name="gr5" draw:text-style-name="P1" xml:id="id51" draw:id="id51" draw:layer="layout" svg:width="3.175cm" svg:height="1.905cm" svg:x="20.002cm" svg:y="8.255cm">
          <text:p text:style-name="P1">271</text:p>
          <text:p text:style-name="P1">Queue</text:p>
        </draw:rect>
        <draw:connector draw:style-name="gr8" draw:text-style-name="P1" draw:layer="layout" svg:x1="24.606cm" svg:y1="2.54cm" svg:x2="23.177cm" svg:y2="9.207cm" draw:start-shape="id37" draw:start-glue-point="2" draw:end-shape="id51" draw:end-glue-point="1" svg:d="M24606 2540v6667h-1429">
          <text:p/>
        </draw:connector>
        <draw:rect draw:style-name="gr1" draw:text-style-name="P1" xml:id="id48" draw:id="id48" draw:layer="layout" svg:width="3.81cm" svg:height="1.905cm" svg:x="12.7cm" svg:y="5.715cm">
          <text:p text:style-name="P1">Manual</text:p>
          <text:p text:style-name="P1">Process</text:p>
        </draw:rect>
        <draw:connector draw:style-name="gr9" draw:text-style-name="P1" draw:layer="layout" draw:type="line" svg:x1="16.51cm" svg:y1="6.667cm" svg:x2="20.002cm" svg:y2="9.207cm" draw:start-shape="id48" draw:start-glue-point="1" draw:end-shape="id51" svg:d="M16510 6667l3492 2540">
          <text:p/>
        </draw:connector>
        <draw:rect draw:style-name="gr1" draw:text-style-name="P1" xml:id="id52" draw:id="id52" draw:layer="layout" svg:width="2.857cm" svg:height="1.588cm" svg:x="12.382cm" svg:y="9.524cm">
          <text:p text:style-name="P1">271</text:p>
        </draw:rect>
        <draw:connector draw:style-name="gr9" draw:text-style-name="P1" draw:layer="layout" draw:type="line" svg:x1="20.002cm" svg:y1="9.207cm" svg:x2="15.239cm" svg:y2="10.318cm" draw:start-shape="id51" draw:start-glue-point="3" draw:end-shape="id52" draw:end-glue-point="1" svg:d="M20002 9207l-4763 1111">
          <text:p/>
        </draw:connector>
        <draw:connector draw:style-name="gr9" draw:text-style-name="P1" draw:layer="layout" draw:type="line" svg:x1="12.382cm" svg:y1="10.318cm" svg:x2="5.079cm" svg:y2="13.335cm" draw:start-shape="id52" draw:start-glue-point="3" draw:end-shape="id47" draw:end-glue-point="0" svg:d="M12382 10318l-7303 301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10" draw:text-style-name="P1" xml:id="id53" draw:id="id53" draw:layer="layout" svg:width="3.81cm" svg:height="1.587cm" svg:x="1.905cm" svg:y="3.175cm">
          <text:p text:style-name="P1">v/john/</text:p>
        </draw:rect>
        <draw:rect draw:style-name="gr11" draw:text-style-name="P1" draw:layer="layout" svg:width="3.81cm" svg:height="1.587cm" svg:x="16.193cm" svg:y="1.587cm">
          <text:p text:style-name="P1">c/john</text:p>
        </draw:rect>
        <draw:rect draw:style-name="gr10" draw:text-style-name="P1" xml:id="id54" draw:id="id54" draw:layer="layout" svg:width="3.81cm" svg:height="1.587cm" svg:x="5.715cm" svg:y="9.207cm">
          <text:p text:style-name="P1">todo.php</text:p>
        </draw:rect>
        <draw:rect draw:style-name="gr10" draw:text-style-name="P1" xml:id="id55" draw:id="id55" draw:layer="layout" svg:width="5.715cm" svg:height="1.587cm" svg:x="5.715cm" svg:y="11.43cm">
          <text:p text:style-name="P1">checkStatus.php</text:p>
        </draw:rect>
        <draw:connector draw:style-name="gr8" draw:text-style-name="P1" draw:layer="layout" svg:x1="3.81cm" svg:y1="4.762cm" svg:x2="5.715cm" svg:y2="10cm" draw:start-shape="id53" draw:start-glue-point="2" draw:end-shape="id54" draw:end-glue-point="3" svg:d="M3810 4762v5238h1905">
          <text:p/>
        </draw:connector>
        <draw:connector draw:style-name="gr8" draw:text-style-name="P1" draw:layer="layout" svg:x1="3.81cm" svg:y1="4.762cm" svg:x2="5.715cm" svg:y2="12.223cm" draw:start-shape="id53" draw:start-glue-point="2" draw:end-shape="id55" draw:end-glue-point="3" svg:d="M3810 4762v7461h1905">
          <text:p/>
        </draw:connector>
        <draw:rect draw:style-name="gr10" draw:text-style-name="P1" xml:id="id56" draw:id="id56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53" draw:start-glue-point="2" draw:end-shape="id56" draw:end-glue-point="3" svg:d="M3810 4762v2698h1587">
          <text:p/>
        </draw:connector>
        <draw:rect draw:style-name="gr10" draw:text-style-name="P1" xml:id="id57" draw:id="id57" draw:layer="layout" svg:width="5.715cm" svg:height="1.587cm" svg:x="5.715cm" svg:y="13.653cm">
          <text:p text:style-name="P1">sandbox.php</text:p>
        </draw:rect>
        <draw:connector draw:style-name="gr8" draw:text-style-name="P1" draw:layer="layout" svg:x1="3.81cm" svg:y1="4.762cm" svg:x2="5.715cm" svg:y2="14.446cm" draw:start-shape="id53" draw:start-glue-point="2" draw:end-shape="id57" draw:end-glue-point="3" svg:d="M3810 4762v9684h1905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rect draw:style-name="gr10" draw:text-style-name="P1" xml:id="id58" draw:id="id58" draw:layer="layout" svg:width="3.81cm" svg:height="1.587cm" svg:x="1.905cm" svg:y="3.175cm">
          <text:p text:style-name="P1">v/john/</text:p>
        </draw:rect>
        <draw:rect draw:style-name="gr11" draw:text-style-name="P1" draw:layer="layout" svg:width="3.81cm" svg:height="1.587cm" svg:x="16.193cm" svg:y="1.587cm">
          <text:p text:style-name="P1">c/john</text:p>
        </draw:rect>
        <draw:rect draw:style-name="gr10" draw:text-style-name="P1" xml:id="id59" draw:id="id59" draw:layer="layout" svg:width="3.81cm" svg:height="1.587cm" svg:x="5.715cm" svg:y="9.207cm">
          <text:p text:style-name="P1">todo.php</text:p>
        </draw:rect>
        <draw:rect draw:style-name="gr10" draw:text-style-name="P1" xml:id="id60" draw:id="id60" draw:layer="layout" svg:width="5.715cm" svg:height="1.587cm" svg:x="5.715cm" svg:y="11.43cm">
          <text:p text:style-name="P1">checkStatus.php</text:p>
        </draw:rect>
        <draw:connector draw:style-name="gr8" draw:text-style-name="P1" draw:layer="layout" svg:x1="3.81cm" svg:y1="4.762cm" svg:x2="5.715cm" svg:y2="10cm" draw:start-shape="id58" draw:start-glue-point="2" draw:end-shape="id59" draw:end-glue-point="3" svg:d="M3810 4762v5238h1905">
          <text:p/>
        </draw:connector>
        <draw:connector draw:style-name="gr8" draw:text-style-name="P1" draw:layer="layout" svg:x1="3.81cm" svg:y1="4.762cm" svg:x2="5.715cm" svg:y2="12.223cm" draw:start-shape="id58" draw:start-glue-point="2" draw:end-shape="id60" draw:end-glue-point="3" svg:d="M3810 4762v7461h1905">
          <text:p/>
        </draw:connector>
        <draw:rect draw:style-name="gr10" draw:text-style-name="P1" xml:id="id61" draw:id="id61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58" draw:start-glue-point="2" draw:end-shape="id61" draw:end-glue-point="3" svg:d="M3810 4762v2698h1587">
          <text:p/>
        </draw:connector>
        <draw:rect draw:style-name="gr10" draw:text-style-name="P1" xml:id="id62" draw:id="id62" draw:layer="layout" svg:width="5.715cm" svg:height="1.587cm" svg:x="5.715cm" svg:y="14.446cm">
          <text:p text:style-name="P1">sandbox.php</text:p>
        </draw:rect>
        <draw:connector draw:style-name="gr8" draw:text-style-name="P1" draw:layer="layout" svg:x1="3.81cm" svg:y1="4.762cm" svg:x2="5.715cm" svg:y2="15.239cm" draw:start-shape="id58" draw:start-glue-point="2" draw:end-shape="id62" draw:end-glue-point="3" svg:d="M3810 4762v10477h1905">
          <text:p/>
        </draw:connector>
        <draw:rect draw:style-name="gr12" draw:text-style-name="P1" xml:id="id63" draw:id="id63" draw:layer="layout" svg:width="7.302cm" svg:height="1.587cm" svg:x="18.733cm" svg:y="6.985cm">
          <text:p text:style-name="P1">sandbox()</text:p>
        </draw:rect>
        <draw:connector draw:style-name="gr9" draw:text-style-name="P1" draw:layer="layout" draw:type="line" svg:x1="11.43cm" svg:y1="15.239cm" svg:x2="18.733cm" svg:y2="7.778cm" draw:start-shape="id62" draw:start-glue-point="1" draw:end-shape="id63" draw:end-glue-point="3" svg:d="M11430 15239l7303-7461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rect draw:style-name="gr10" draw:text-style-name="P1" xml:id="id66" draw:id="id66" draw:layer="layout" svg:width="3.81cm" svg:height="1.587cm" svg:x="0.952cm" svg:y="0.953cm">
          <text:p text:style-name="P1">v/john/</text:p>
        </draw:rect>
        <draw:rect draw:style-name="gr11" draw:text-style-name="P1" xml:id="id64" draw:id="id64" draw:layer="layout" svg:width="3.81cm" svg:height="1.587cm" svg:x="16.193cm" svg:y="1.587cm">
          <text:p text:style-name="P1">c/john</text:p>
        </draw:rect>
        <draw:rect draw:style-name="gr10" draw:text-style-name="P1" xml:id="id67" draw:id="id67" draw:layer="layout" svg:width="5.715cm" svg:height="1.587cm" svg:x="4.445cm" svg:y="6.032cm">
          <text:p text:style-name="P1">checkStatus.php</text:p>
        </draw:rect>
        <draw:rect draw:style-name="gr12" draw:text-style-name="P1" xml:id="id65" draw:id="id65" draw:layer="layout" svg:width="7.302cm" svg:height="1.587cm" svg:x="20.002cm" svg:y="4.445cm">
          <text:p text:style-name="P1">createStatusRequest()</text:p>
        </draw:rect>
        <draw:connector draw:style-name="gr8" draw:text-style-name="P1" draw:layer="layout" svg:x1="18.098cm" svg:y1="3.174cm" svg:x2="20.002cm" svg:y2="5.238cm" draw:start-shape="id64" draw:start-glue-point="2" draw:end-shape="id65" draw:end-glue-point="3" svg:d="M18098 3174v2064h1904">
          <text:p/>
        </draw:connector>
        <draw:connector draw:style-name="gr8" draw:text-style-name="P1" draw:layer="layout" svg:x1="2.857cm" svg:y1="2.54cm" svg:x2="4.445cm" svg:y2="6.825cm" draw:start-shape="id66" draw:start-glue-point="2" draw:end-shape="id67" draw:end-glue-point="3" svg:d="M2857 2540v4285h1588">
          <text:p/>
        </draw:connector>
        <draw:rect draw:style-name="gr10" draw:text-style-name="P1" draw:layer="layout" svg:width="3.81cm" svg:height="1.587cm" svg:x="0.318cm" svg:y="18.733cm">
          <text:p text:style-name="P1">todo.php</text:p>
        </draw:rect>
        <draw:rect draw:style-name="gr10" draw:text-style-name="P1" draw:layer="layout" svg:width="3.81cm" svg:height="1.587cm" svg:x="0.317cm" svg:y="16.51cm">
          <text:p text:style-name="P1">home.php</text:p>
        </draw:rect>
        <draw:connector draw:style-name="gr9" draw:text-style-name="P1" draw:layer="layout" draw:type="line" svg:x1="10.16cm" svg:y1="6.825cm" svg:x2="20.002cm" svg:y2="5.238cm" draw:start-shape="id67" draw:start-glue-point="1" draw:end-shape="id65" draw:end-glue-point="3" svg:d="M10160 6825l9842-1587">
          <text:p/>
        </draw:connector>
        <draw:rect draw:style-name="gr12" draw:text-style-name="P1" xml:id="id68" draw:id="id68" draw:layer="layout" svg:width="7.302cm" svg:height="1.587cm" svg:x="20.003cm" svg:y="6.825cm">
          <text:p text:style-name="P1">getBatchList()</text:p>
        </draw:rect>
        <draw:connector draw:style-name="gr8" draw:text-style-name="P1" draw:layer="layout" svg:x1="18.098cm" svg:y1="3.174cm" svg:x2="20.003cm" svg:y2="7.618cm" draw:start-shape="id64" draw:start-glue-point="2" draw:end-shape="id68" draw:end-glue-point="3" svg:d="M18098 3174v4444h1905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rect draw:style-name="gr10" draw:text-style-name="P1" xml:id="id74" draw:id="id74" draw:layer="layout" svg:width="3.81cm" svg:height="1.587cm" svg:x="0.952cm" svg:y="0.953cm">
          <text:p text:style-name="P1">v/john/todo</text:p>
        </draw:rect>
        <draw:rect draw:style-name="gr11" draw:text-style-name="P1" xml:id="id69" draw:id="id69" draw:layer="layout" svg:width="3.81cm" svg:height="1.587cm" svg:x="16.193cm" svg:y="1.587cm">
          <text:p text:style-name="P1">c/john</text:p>
        </draw:rect>
        <draw:rect draw:style-name="gr12" draw:text-style-name="P1" xml:id="id70" draw:id="id70" draw:layer="layout" svg:width="4.762cm" svg:height="1.587cm" svg:x="20.003cm" svg:y="4.762cm">
          <text:p text:style-name="P1">getNewList()</text:p>
        </draw:rect>
        <draw:rect draw:style-name="gr12" draw:text-style-name="P1" xml:id="id71" draw:id="id71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69" draw:start-glue-point="2" draw:end-shape="id70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69" draw:start-glue-point="2" draw:end-shape="id71" draw:end-glue-point="3" svg:d="M18098 3174v4604h1905">
          <text:p/>
        </draw:connector>
        <draw:rect draw:style-name="gr12" draw:text-style-name="P1" xml:id="id72" draw:id="id72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69" draw:start-glue-point="2" draw:end-shape="id72" draw:end-glue-point="3" svg:d="M18098 3174v6827h1904">
          <text:p/>
        </draw:connector>
        <draw:rect draw:style-name="gr12" draw:text-style-name="P1" xml:id="id73" draw:id="id73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69" draw:start-glue-point="2" draw:end-shape="id73" draw:end-glue-point="3" svg:d="M18098 3174v9366h1904">
          <text:p/>
        </draw:connector>
        <draw:rect draw:style-name="gr1" draw:text-style-name="P1" xml:id="id75" draw:id="id75" draw:layer="layout" svg:width="6.033cm" svg:height="0.952cm" svg:x="4.445cm" svg:y="3.175cm">
          <text:p text:style-name="P1">newClaimFolder</text:p>
        </draw:rect>
        <draw:rect draw:style-name="gr1" draw:text-style-name="P1" xml:id="id76" draw:id="id76" draw:layer="layout" svg:width="6.033cm" svg:height="1.269cm" svg:x="4.445cm" svg:y="5.398cm">
          <text:p text:style-name="P1">eligibilityFiles</text:p>
        </draw:rect>
        <draw:rect draw:style-name="gr10" draw:text-style-name="P1" xml:id="id77" draw:id="id77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74" draw:start-glue-point="2" draw:end-shape="id75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74" draw:start-glue-point="2" draw:end-shape="id76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74" draw:start-glue-point="2" draw:end-shape="id77" draw:end-glue-point="3" svg:d="M2857 2540v5873h1588">
          <text:p/>
        </draw:connector>
        <draw:rect draw:style-name="gr12" draw:text-style-name="P1" xml:id="id86" draw:id="id86" draw:layer="layout" svg:width="4.762cm" svg:height="1.587cm" svg:x="20.002cm" svg:y="13.748cm">
          <text:p text:style-name="P1">addElly()</text:p>
        </draw:rect>
        <draw:rect draw:style-name="gr13" draw:text-style-name="P1" xml:id="id78" draw:id="id78" draw:layer="layout" svg:width="3.81cm" svg:height="0.919cm" svg:x="8.889cm" svg:y="9.559cm">
          <text:p/>
        </draw:rect>
        <draw:rect draw:style-name="gr13" draw:text-style-name="P1" xml:id="id79" draw:id="id79" draw:layer="layout" svg:width="3.81cm" svg:height="0.919cm" svg:x="8.89cm" svg:y="10.846cm">
          <text:p/>
        </draw:rect>
        <draw:rect draw:style-name="gr10" draw:text-style-name="P1" xml:id="id80" draw:id="id80" draw:layer="layout" svg:width="3.81cm" svg:height="0.919cm" svg:x="8.89cm" svg:y="12.132cm">
          <text:p text:style-name="P1">All</text:p>
        </draw:rect>
        <draw:rect draw:style-name="gr10" draw:text-style-name="P1" xml:id="id81" draw:id="id81" draw:layer="layout" svg:width="3.81cm" svg:height="0.919cm" svg:x="8.89cm" svg:y="13.368cm">
          <text:p text:style-name="P1">Art28</text:p>
        </draw:rect>
        <draw:rect draw:style-name="gr10" draw:text-style-name="P1" xml:id="id82" draw:id="id82" draw:layer="layout" svg:width="3.81cm" svg:height="0.919cm" svg:x="8.89cm" svg:y="14.638cm">
          <text:p text:style-name="P1">Medicare</text:p>
        </draw:rect>
        <draw:rect draw:style-name="gr10" draw:text-style-name="P1" xml:id="id83" draw:id="id83" draw:layer="layout" svg:width="3.81cm" svg:height="0.919cm" svg:x="8.89cm" svg:y="15.942cm">
          <text:p text:style-name="P1">Paul</text:p>
        </draw:rect>
        <draw:rect draw:style-name="gr10" draw:text-style-name="P1" xml:id="id84" draw:id="id84" draw:layer="layout" svg:width="3.81cm" svg:height="0.919cm" svg:x="8.89cm" svg:y="17.212cm">
          <text:p text:style-name="P1">Error</text:p>
        </draw:rect>
        <draw:rect draw:style-name="gr10" draw:text-style-name="P1" xml:id="id85" draw:id="id85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77" draw:start-glue-point="2" draw:end-shape="id78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77" draw:start-glue-point="2" draw:end-shape="id79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77" draw:start-glue-point="2" draw:end-shape="id80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77" draw:start-glue-point="2" draw:end-shape="id81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77" draw:start-glue-point="2" draw:end-shape="id82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77" draw:start-glue-point="2" draw:end-shape="id83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77" draw:start-glue-point="2" draw:end-shape="id84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77" draw:start-glue-point="2" draw:end-shape="id85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76" draw:start-glue-point="1" draw:end-shape="id73" svg:d="M10478 6032l9524 6508">
          <text:p/>
        </draw:connector>
        <draw:connector draw:style-name="gr9" draw:text-style-name="P1" draw:layer="layout" draw:type="line" svg:x1="10.478cm" svg:y1="8.413cm" svg:x2="20.002cm" svg:y2="14.541cm" draw:start-shape="id77" draw:start-glue-point="1" draw:end-shape="id86" svg:d="M10478 8413l9524 6128">
          <text:p/>
        </draw:connector>
        <draw:connector draw:style-name="gr8" draw:text-style-name="P1" draw:layer="layout" svg:x1="18.098cm" svg:y1="3.174cm" svg:x2="20.002cm" svg:y2="14.541cm" draw:start-shape="id69" draw:start-glue-point="2" draw:end-shape="id86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rect draw:style-name="gr11" draw:text-style-name="P1" xml:id="id87" draw:id="id87" draw:layer="layout" svg:width="3.81cm" svg:height="1.587cm" svg:x="0.635cm" svg:y="1.587cm">
          <text:p text:style-name="P1">c/john</text:p>
        </draw:rect>
        <draw:rect draw:style-name="gr12" draw:text-style-name="P1" xml:id="id88" draw:id="id88" draw:layer="layout" svg:width="4.762cm" svg:height="1.587cm" svg:x="4.128cm" svg:y="3.714cm">
          <text:p text:style-name="P1">getNewList()</text:p>
        </draw:rect>
        <draw:rect draw:style-name="gr12" draw:text-style-name="P1" xml:id="id89" draw:id="id89" draw:layer="layout" svg:width="4.762cm" svg:height="1.587cm" svg:x="4.128cm" svg:y="5.937cm">
          <text:p text:style-name="P1">getNewFile()</text:p>
        </draw:rect>
        <draw:connector draw:style-name="gr8" draw:text-style-name="P1" draw:layer="layout" svg:x1="2.54cm" svg:y1="3.174cm" svg:x2="4.128cm" svg:y2="4.507cm" draw:start-shape="id87" draw:start-glue-point="2" draw:end-shape="id88" draw:end-glue-point="3" svg:d="M2540 3174v1333h1588">
          <text:p/>
        </draw:connector>
        <draw:connector draw:style-name="gr8" draw:text-style-name="P1" draw:layer="layout" svg:x1="2.54cm" svg:y1="3.174cm" svg:x2="4.128cm" svg:y2="6.73cm" draw:start-shape="id87" draw:start-glue-point="2" draw:end-shape="id89" draw:end-glue-point="3" svg:d="M2540 3174v3556h1588">
          <text:p/>
        </draw:connector>
        <draw:rect draw:style-name="gr12" draw:text-style-name="P1" xml:id="id90" draw:id="id90" draw:layer="layout" svg:width="4.762cm" svg:height="1.587cm" svg:x="4.127cm" svg:y="8.16cm">
          <text:p text:style-name="P1">get271List()</text:p>
        </draw:rect>
        <draw:connector draw:style-name="gr8" draw:text-style-name="P1" draw:layer="layout" svg:x1="2.54cm" svg:y1="3.174cm" svg:x2="4.127cm" svg:y2="8.953cm" draw:start-shape="id87" draw:start-glue-point="2" draw:end-shape="id90" draw:end-glue-point="3" svg:d="M2540 3174v5779h1587">
          <text:p/>
        </draw:connector>
        <draw:rect draw:style-name="gr12" draw:text-style-name="P1" xml:id="id91" draw:id="id91" draw:layer="layout" svg:width="4.762cm" svg:height="1.587cm" svg:x="4.127cm" svg:y="10.699cm">
          <text:p text:style-name="P1">process271()</text:p>
        </draw:rect>
        <draw:connector draw:style-name="gr8" draw:text-style-name="P1" draw:layer="layout" svg:x1="2.54cm" svg:y1="3.174cm" svg:x2="4.127cm" svg:y2="11.492cm" draw:start-shape="id87" draw:start-glue-point="2" draw:end-shape="id91" draw:end-glue-point="3" svg:d="M2540 3174v8318h1587">
          <text:p/>
        </draw:connector>
        <draw:rect draw:style-name="gr12" draw:text-style-name="P1" xml:id="id92" draw:id="id92" draw:layer="layout" svg:width="4.762cm" svg:height="1.587cm" svg:x="4.127cm" svg:y="12.7cm">
          <text:p text:style-name="P1">addElly()</text:p>
        </draw:rect>
        <draw:connector draw:style-name="gr8" draw:text-style-name="P1" draw:layer="layout" svg:x1="2.54cm" svg:y1="3.174cm" svg:x2="4.127cm" svg:y2="13.493cm" draw:start-shape="id87" draw:start-glue-point="2" draw:end-shape="id92" draw:end-glue-point="3" svg:d="M2540 3174v10319h1587">
          <text:p/>
        </draw:connector>
        <draw:rect draw:style-name="gr12" draw:text-style-name="P1" xml:id="id93" draw:id="id93" draw:layer="layout" svg:width="9.524cm" svg:height="1.587cm" svg:x="4.128cm" svg:y="14.605cm">
          <text:p text:style-name="P1">createStatusRequest()</text:p>
        </draw:rect>
        <draw:connector draw:style-name="gr8" draw:text-style-name="P1" draw:layer="layout" svg:x1="2.54cm" svg:y1="3.174cm" svg:x2="4.128cm" svg:y2="15.398cm" draw:start-shape="id87" draw:start-glue-point="2" draw:end-shape="id93" draw:end-glue-point="3" svg:d="M2540 3174v12224h1588">
          <text:p/>
        </draw:connector>
        <draw:rect draw:style-name="gr12" draw:text-style-name="P1" xml:id="id94" draw:id="id94" draw:layer="layout" svg:width="7.302cm" svg:height="1.587cm" svg:x="4.127cm" svg:y="16.827cm">
          <text:p text:style-name="P1">getBatchList()</text:p>
        </draw:rect>
        <draw:connector draw:style-name="gr8" draw:text-style-name="P1" draw:layer="layout" svg:x1="2.54cm" svg:y1="3.174cm" svg:x2="4.127cm" svg:y2="17.62cm" draw:start-shape="id87" draw:start-glue-point="2" draw:end-shape="id94" draw:end-glue-point="3" svg:d="M2540 3174v14446h1587">
          <text:p/>
        </draw:connector>
        <draw:rect draw:style-name="gr12" draw:text-style-name="P1" draw:layer="layout" svg:width="7.302cm" svg:height="1.587cm" svg:x="13.97cm" svg:y="3.175cm">
          <text:p text:style-name="P1">sandbox()</text:p>
        </draw:rect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4-22T15:05:37.02</dc:date>
    <dc:creator>james </dc:creator>
    <meta:editing-duration>PT22H37M49S</meta:editing-duration>
    <meta:editing-cycles>11</meta:editing-cycles>
    <meta:generator>OpenOffice/4.1.1$Win32 OpenOffice.org_project/411m6$Build-9775</meta:generator>
    <meta:document-statistic meta:object-count="230"/>
  </office:meta>
</office:document-meta>
</file>